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paragraph-rsid="000409f1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paragraph-rsid="000409f1"/>
    </style:style>
    <style:style style:name="P3" style:family="paragraph" style:parent-style-name="Standard">
      <style:text-properties officeooo:rsid="000409f1" officeooo:paragraph-rsid="000409f1"/>
    </style:style>
    <style:style style:name="P4" style:family="paragraph" style:parent-style-name="Standard">
      <style:text-properties fo:font-weight="bold" officeooo:rsid="000409f1" officeooo:paragraph-rsid="000409f1" style:font-weight-asian="bold" style:font-weight-complex="bold"/>
    </style:style>
    <style:style style:name="T1" style:family="text">
      <style:text-properties officeooo:rsid="000409f1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409f1"/>
    </style:style>
    <style:style style:name="T4" style:family="text">
      <style:text-properties style:font-name="Times New Roman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 <text:s text:c="3"/><text:span text:style-name="T3">Experiment No 3</text:span></text:p>
      <text:p text:style-name="P2"><text:span text:style-name="T3"/></text:p>
      <text:p text:style-name="P3"><text:span text:style-name="T4">Name: </text:span><text:span text:style-name="T2">Faiyaz Shaikh</text:span></text:p>
      <text:p text:style-name="P3"><text:span text:style-name="T4">Roll No: </text:span><text:span text:style-name="T2">17CO45</text:span></text:p>
      <text:p text:style-name="P3"><text:span text:style-name="T4">Aim: </text:span><text:span text:style-name="T2">WAP to find first() of given grammar</text:span></text:p>
      <text:p text:style-name="P3"><text:span text:style-name="T2"/></text:p>
      <text:p text:style-name="P4"><text:span text:style-name="T2">Program:</text:span></text:p>
      <text:p text:style-name="P3"><text:span text:style-name="T2"/></text:p>
      <text:p text:style-name="P3"><text:span text:style-name="T2">#include&lt;stdio.h&gt;</text:span></text:p>
      <text:p text:style-name="P3"><text:span text:style-name="T2">#include&lt;ctype.h&gt;</text:span></text:p>
      <text:p text:style-name="P3"><text:span text:style-name="T2">int count,n=0;</text:span></text:p>
      <text:p text:style-name="P3"><text:span text:style-name="T2">char prodn[10][10], first[10];</text:span></text:p>
      <text:p text:style-name="P3"><text:span text:style-name="T2"/></text:p>
      <text:p text:style-name="P3"><text:span text:style-name="T2">void FIRST(char c)</text:span></text:p>
      <text:p text:style-name="P3"><text:span text:style-name="T2">{</text:span></text:p>
      <text:p text:style-name="P3"><text:span text:style-name="T2"><text:tab/>int j;</text:span></text:p>
      <text:p text:style-name="P3"><text:span text:style-name="T2"><text:tab/>if(!(isupper(c)))</text:span></text:p>
      <text:p text:style-name="P3"><text:span text:style-name="T2"><text:tab/><text:tab/>first[n++]=c;</text:span></text:p>
      <text:p text:style-name="P3"><text:span text:style-name="T2"><text:tab/>for(j=0;j&lt;count;j++)</text:span></text:p>
      <text:p text:style-name="P3"><text:span text:style-name="T2"><text:tab/>{</text:span></text:p>
      <text:p text:style-name="P3"><text:span text:style-name="T2"><text:tab/><text:tab/>if(prodn[j][0]==c)</text:span></text:p>
      <text:p text:style-name="P3"><text:span text:style-name="T2"><text:tab/><text:tab/>{</text:span></text:p>
      <text:p text:style-name="P3"><text:span text:style-name="T2"><text:tab/><text:tab/><text:tab/>if(prodn[j][2]=='$')</text:span></text:p>
      <text:p text:style-name="P3"><text:span text:style-name="T2"><text:tab/><text:tab/><text:tab/> first[n++]='$';</text:span></text:p>
      <text:p text:style-name="P3"><text:span text:style-name="T2"><text:tab/><text:tab/><text:tab/>else if(islower(prodn[j][2]))</text:span></text:p>
      <text:p text:style-name="P3"><text:span text:style-name="T2"><text:tab/><text:tab/><text:tab/> first[n++]=prodn[j][2];</text:span></text:p>
      <text:p text:style-name="P3"><text:span text:style-name="T2"><text:tab/><text:tab/><text:tab/>else</text:span></text:p>
      <text:p text:style-name="P3"><text:span text:style-name="T2"><text:tab/><text:tab/><text:tab/> FIRST(prodn[j][2]);</text:span></text:p>
      <text:p text:style-name="P3"><text:span text:style-name="T2"><text:tab/><text:tab/>}</text:span></text:p>
      <text:p text:style-name="P3"><text:span text:style-name="T2"><text:tab/><text:tab/>}</text:span></text:p>
      <text:p text:style-name="P3"><text:span text:style-name="T2"><text:tab/>}</text:span></text:p>
      <text:p text:style-name="P3"><text:span text:style-name="T2"/></text:p>
      <text:p text:style-name="P3"><text:span text:style-name="T2">int main()</text:span></text:p>
      <text:p text:style-name="P3"><text:span text:style-name="T2">{</text:span></text:p>
      <text:p text:style-name="P3"><text:span text:style-name="T2"><text:tab/>int i,choice;</text:span></text:p>
      <text:p text:style-name="P3"><text:span text:style-name="T2"><text:tab/>char c,ch;</text:span></text:p>
      <text:p text:style-name="P3"><text:span text:style-name="T2"><text:tab/>printf("How many productions ? :");</text:span></text:p>
      <text:p text:style-name="P3"><text:span text:style-name="T2"><text:tab/>scanf("%d",&amp;count);</text:span></text:p>
      <text:p text:style-name="P3"><text:span text:style-name="T2"><text:tab/>printf("Enter %d productions where epsilon= $ :\n\n",count);</text:span></text:p>
      <text:p text:style-name="P3"><text:span text:style-name="T2"><text:tab/>for(i=0;i&lt;count;i++)</text:span></text:p>
      <text:p text:style-name="P3"><text:span text:style-name="T2"><text:tab/>scanf("%s%c",prodn[i],&amp;ch);</text:span></text:p>
      <text:p text:style-name="P3"><text:span text:style-name="T2"><text:tab/>do</text:span></text:p>
      <text:p text:style-name="P3"><text:span text:style-name="T2"><text:tab/>{</text:span></text:p>
      <text:p text:style-name="P3"><text:span text:style-name="T2"><text:tab/><text:tab/>n=0;</text:span></text:p>
      <text:p text:style-name="P3"><text:span text:style-name="T2"><text:tab/><text:tab/>printf("Enter the Element :");</text:span></text:p>
      <text:p text:style-name="P3"><text:span text:style-name="T2"><text:tab/><text:tab/>scanf("%c",&amp;c);</text:span></text:p>
      <text:p text:style-name="P3"><text:span text:style-name="T2"><text:tab/><text:tab/>FIRST(c);</text:span></text:p>
      <text:p text:style-name="P3"><text:span text:style-name="T2"><text:tab/><text:tab/>printf("\n FIRST(%c)= { ",c);</text:span></text:p>
      <text:p text:style-name="P3"><text:span text:style-name="T2"><text:tab/><text:tab/>for(i=0;i&lt;n;i++)</text:span></text:p>
      <text:p text:style-name="P3"><text:span text:style-name="T2"><text:tab/><text:tab/>printf("%c ",first[i]);</text:span></text:p>
      <text:p text:style-name="P3"><text:span text:style-name="T2"><text:tab/><text:tab/>printf("}\n");</text:span></text:p>
      <text:p text:style-name="P3"><text:span text:style-name="T2"><text:tab/><text:tab/>printf("press 1 to continue : ");</text:span></text:p>
      <text:p text:style-name="P3"><text:soft-page-break/><text:span text:style-name="T2"><text:tab/><text:tab/>scanf("%d%c",&amp;choice,&amp;ch);</text:span></text:p>
      <text:p text:style-name="P3"><text:span text:style-name="T2"><text:tab/>}</text:span></text:p>
      <text:p text:style-name="P3"><text:span text:style-name="T2"><text:tab/>while(choice==1);</text:span></text:p>
      <text:p text:style-name="P3"><text:span text:style-name="T2">}</text:span></text:p>
      <text:p text:style-name="P3"><text:span text:style-name="T2"/></text:p>
      <text:p text:style-name="P4"><text:span text:style-name="T2">Output:</text:span></text:p>
      <text:p text:style-name="P3"><text:span text:style-name="T2"/></text:p>
      <text:p text:style-name="P3"><text:span text:style-name="T2">How many productions ? :8</text:span></text:p>
      <text:p text:style-name="P3"><text:span text:style-name="T2">Enter 8 productions where epsilon= $ :</text:span></text:p>
      <text:p text:style-name="P3"><text:span text:style-name="T2"/></text:p>
      <text:p text:style-name="P3"><text:span text:style-name="T2">E=TD</text:span></text:p>
      <text:p text:style-name="P3"><text:span text:style-name="T2">D=+TD</text:span></text:p>
      <text:p text:style-name="P3"><text:span text:style-name="T2">D=$</text:span></text:p>
      <text:p text:style-name="P3"><text:span text:style-name="T2">T=FS</text:span></text:p>
      <text:p text:style-name="P3"><text:span text:style-name="T2">S=%FS</text:span></text:p>
      <text:p text:style-name="P3"><text:span text:style-name="T2">S=$</text:span></text:p>
      <text:p text:style-name="P3"><text:span text:style-name="T2">F=(E)</text:span></text:p>
      <text:p text:style-name="P3"><text:span text:style-name="T2">F=a</text:span></text:p>
      <text:p text:style-name="P3"><text:span text:style-name="T2">Enter the Element :E</text:span></text:p>
      <text:p text:style-name="P3"><text:span text:style-name="T2">FIRST(E)= { ( a }</text:span></text:p>
      <text:p text:style-name="P3"><text:span text:style-name="T2">press 1 to continue : 1</text:span></text:p>
      <text:p text:style-name="P3"><text:span text:style-name="T2"/></text:p>
      <text:p text:style-name="P3"><text:span text:style-name="T2">Enter the Element :D</text:span></text:p>
      <text:p text:style-name="P3"><text:span text:style-name="T2">FIRST(D)= { + $ }</text:span></text:p>
      <text:p text:style-name="P3"><text:span text:style-name="T2">press 1 to continue : 1</text:span></text:p>
      <text:p text:style-name="P3"><text:span text:style-name="T2"/></text:p>
      <text:p text:style-name="P3"><text:span text:style-name="T2">Enter the Element :T</text:span></text:p>
      <text:p text:style-name="P3"><text:span text:style-name="T2">FIRST(T)= { ( a }</text:span></text:p>
      <text:p text:style-name="P3"><text:span text:style-name="T2">press 1 to continue : 1</text:span></text:p>
      <text:p text:style-name="P3"><text:span text:style-name="T2"/></text:p>
      <text:p text:style-name="P3"><text:span text:style-name="T2">Enter the Element :S</text:span></text:p>
      <text:p text:style-name="P3"><text:span text:style-name="T2">FIRST(S)= { % $ }</text:span></text:p>
      <text:p text:style-name="P3"><text:span text:style-name="T2">press 1 to continue : 1</text:span></text:p>
      <text:p text:style-name="P3"><text:span text:style-name="T2"/></text:p>
      <text:p text:style-name="P3"><text:span text:style-name="T2">Enter the Element : F</text:span></text:p>
      <text:p text:style-name="P3"><text:span text:style-name="T2">FIRST(F)= { ( a }</text:span></text:p>
      <text:p text:style-name="P3"><text:span text:style-name="T2">press 1 to continue : 1</text:span></text:p>
      <text:p text:style-name="P3"><text:span text:style-name="T2"/></text:p>
      <text:p text:style-name="P3"><text:span text:style-name="T2">Enter the Element : a</text:span></text:p>
      <text:p text:style-name="P3"><text:span text:style-name="T2">FIRST(a)= { a }</text:span></text:p>
      <text:p text:style-name="P3"><text:span text:style-name="T2">press 1 to continue : 1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0:23:03.142951210</meta:creation-date>
    <dc:date>2020-03-04T20:30:10.180831291</dc:date>
    <meta:editing-duration>PT7M8S</meta:editing-duration>
    <meta:editing-cycles>1</meta:editing-cycles>
    <meta:document-statistic meta:table-count="0" meta:image-count="0" meta:object-count="0" meta:page-count="2" meta:paragraph-count="80" meta:word-count="208" meta:character-count="1337" meta:non-whitespace-character-count="1134"/>
    <meta:generator>LibreOffice/6.0.7.3$Linux_X86_64 LibreOffice_project/00m0$Build-3</meta:generator>
  </office:meta>
</office:document-meta>
</file>